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2E000012C900000B87492C4864.wmf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17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27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756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0193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0.3217in"/>
    </style:style>
    <style:style style:name="co18" style:family="table-column">
      <style:table-column-properties fo:break-before="auto" style:column-width="0.7201in"/>
    </style:style>
    <style:style style:name="co19" style:family="table-column">
      <style:table-column-properties fo:break-before="auto" style:column-width="1.1409in"/>
    </style:style>
    <style:style style:name="co20" style:family="table-column">
      <style:table-column-properties fo:break-before="auto" style:column-width="1.6618in"/>
    </style:style>
    <style:style style:name="co21" style:family="table-column">
      <style:table-column-properties fo:break-before="auto" style:column-width="0.4209in"/>
    </style:style>
    <style:style style:name="co22" style:family="table-column">
      <style:table-column-properties fo:break-before="auto" style:column-width="0.8972in"/>
    </style:style>
    <style:style style:name="co23" style:family="table-column">
      <style:table-column-properties fo:break-before="auto" style:column-width="0.3984in"/>
    </style:style>
    <style:style style:name="co24" style:family="table-column">
      <style:table-column-properties fo:break-before="auto" style:column-width="0.698in"/>
    </style:style>
    <style:style style:name="co25" style:family="table-column">
      <style:table-column-properties fo:break-before="auto" style:column-width="1.1634in"/>
    </style:style>
    <style:style style:name="co26" style:family="table-column">
      <style:table-column-properties fo:break-before="auto" style:column-width="1.6953in"/>
    </style:style>
    <style:style style:name="co27" style:family="table-column">
      <style:table-column-properties fo:break-before="auto" style:column-width="1.3402in"/>
    </style:style>
    <style:style style:name="co28" style:family="table-column">
      <style:table-column-properties fo:break-before="auto" style:column-width="1.4402in"/>
    </style:style>
    <style:style style:name="co29" style:family="table-column">
      <style:table-column-properties fo:break-before="auto" style:column-width="1.6063in"/>
    </style:style>
    <style:style style:name="co30" style:family="table-column">
      <style:table-column-properties fo:break-before="auto" style:column-width="1.6398in"/>
    </style:style>
    <style:style style:name="co31" style:family="table-column">
      <style:table-column-properties fo:break-before="auto" style:column-width="1.4291in"/>
    </style:style>
    <style:style style:name="co32" style:family="table-column">
      <style:table-column-properties fo:break-before="auto" style:column-width="2.0602in"/>
    </style:style>
    <style:style style:name="co33" style:family="table-column">
      <style:table-column-properties fo:break-before="auto" style:column-width="4.4319in"/>
    </style:style>
    <style:style style:name="co34" style:family="table-column">
      <style:table-column-properties fo:break-before="auto" style:column-width="1.761in"/>
    </style:style>
    <style:style style:name="co35" style:family="table-column">
      <style:table-column-properties fo:break-before="auto" style:column-width="0.7091in"/>
    </style:style>
    <style:style style:name="co36" style:family="table-column">
      <style:table-column-properties fo:break-before="auto" style:column-width="0.9972in"/>
    </style:style>
    <style:style style:name="co37" style:family="table-column">
      <style:table-column-properties fo:break-before="auto" style:column-width="0.8083in"/>
    </style:style>
    <style:style style:name="co38" style:family="table-column">
      <style:table-column-properties fo:break-before="auto" style:column-width="4.442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Source">
      <style:table-properties table:display="true" style:writing-mode="lr-tb"/>
    </style:style>
    <style:style style:name="ta3" style:family="table" style:master-page-name="PageStyle_5f_LevelUp">
      <style:table-properties table:display="true" style:writing-mode="lr-tb"/>
    </style:style>
    <style:style style:name="ta4" style:family="table" style:master-page-name="PageStyle_5f_ZConfig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 style:data-style-name="N8100">
      <style:table-cell-properties fo:background-color="transparent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Excel_20_Built-in_20_Normal" style:data-style-name="N8001"/>
    <style:style style:name="ce8" style:family="table-cell" style:parent-style-name="Excel_20_Built-in_20_Normal">
      <style:text-properties fo:color="#333333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7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8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19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20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ext-properties fo:color="#e6b9b8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e6b9b8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2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e6b9b8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26" style:family="table-cell" style:parent-style-name="Excel_20_Built-in_20_Normal">
      <style:table-cell-properties fo:background-color="transparent"/>
      <style:map style:condition="cell-content()=&quot;d2&quot;" style:apply-style-name="ConditionalStyle_5f_8" style:base-cell-address="Items.A1"/>
      <style:map style:condition="cell-content()=&quot;d1&quot;" style:apply-style-name="ConditionalStyle_5f_7" style:base-cell-address="Items.A1"/>
      <style:map style:condition="cell-content()=&quot;d0&quot;" style:apply-style-name="ConditionalStyle_5f_6" style:base-cell-address="Items.A1"/>
      <style:map style:condition="cell-content()=&quot;a2&quot;" style:apply-style-name="ConditionalStyle_5f_5" style:base-cell-address="Items.A1"/>
      <style:map style:condition="cell-content()=&quot;a1&quot;" style:apply-style-name="ConditionalStyle_5f_4" style:base-cell-address="Items.A1"/>
      <style:map style:condition="cell-content()=&quot;a0&quot;" style:apply-style-name="ConditionalStyle_5f_3" style:base-cell-address="Items.A1"/>
      <style:map style:condition="cell-content()=&quot;g1&quot;" style:apply-style-name="ConditionalStyle_5f_2" style:base-cell-address="Items.A1"/>
      <style:map style:condition="cell-content()=&quot;g0&quot;" style:apply-style-name="ConditionalStyle_5f_1" style:base-cell-address="Items.A1"/>
    </style:style>
    <style:style style:name="ce27" style:family="table-cell" style:parent-style-name="Excel_20_Built-in_20_Normal">
      <style:table-cell-properties fo:background-color="transparent"/>
      <style:map style:condition="cell-content()=&quot;d2&quot;" style:apply-style-name="ConditionalStyle_5f_23" style:base-cell-address="Items.A1"/>
      <style:map style:condition="cell-content()=&quot;d1&quot;" style:apply-style-name="ConditionalStyle_5f_22" style:base-cell-address="Items.A1"/>
      <style:map style:condition="cell-content()=&quot;d0&quot;" style:apply-style-name="ConditionalStyle_5f_21" style:base-cell-address="Items.A1"/>
      <style:map style:condition="cell-content()=&quot;a2&quot;" style:apply-style-name="ConditionalStyle_5f_20" style:base-cell-address="Items.A1"/>
      <style:map style:condition="cell-content()=&quot;a1&quot;" style:apply-style-name="ConditionalStyle_5f_19" style:base-cell-address="Items.A1"/>
      <style:map style:condition="cell-content()=&quot;a0&quot;" style:apply-style-name="ConditionalStyle_5f_18" style:base-cell-address="Items.A1"/>
      <style:map style:condition="cell-content()=&quot;g1&quot;" style:apply-style-name="ConditionalStyle_5f_17" style:base-cell-address="Items.A1"/>
      <style:map style:condition="cell-content()=&quot;g0&quot;" style:apply-style-name="ConditionalStyle_5f_16" style:base-cell-address="Items.A1"/>
    </style:style>
    <style:style style:name="ce2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30" style:family="table-cell" style:parent-style-name="Excel_20_Built-in_20_Normal" style:data-style-name="N8100">
      <style:table-cell-properties fo:background-color="transparent"/>
      <style:map style:condition="cell-content()=&quot;d2&quot;" style:apply-style-name="ConditionalStyle_5f_8" style:base-cell-address="Items.A1"/>
      <style:map style:condition="cell-content()=&quot;d1&quot;" style:apply-style-name="ConditionalStyle_5f_7" style:base-cell-address="Items.A1"/>
      <style:map style:condition="cell-content()=&quot;d0&quot;" style:apply-style-name="ConditionalStyle_5f_6" style:base-cell-address="Items.A1"/>
      <style:map style:condition="cell-content()=&quot;a2&quot;" style:apply-style-name="ConditionalStyle_5f_5" style:base-cell-address="Items.A1"/>
      <style:map style:condition="cell-content()=&quot;a1&quot;" style:apply-style-name="ConditionalStyle_5f_4" style:base-cell-address="Items.A1"/>
      <style:map style:condition="cell-content()=&quot;a0&quot;" style:apply-style-name="ConditionalStyle_5f_3" style:base-cell-address="Items.A1"/>
      <style:map style:condition="cell-content()=&quot;g1&quot;" style:apply-style-name="ConditionalStyle_5f_2" style:base-cell-address="Items.A1"/>
      <style:map style:condition="cell-content()=&quot;g0&quot;" style:apply-style-name="ConditionalStyle_5f_1" style:base-cell-address="Items.A1"/>
    </style:style>
    <style:style style:name="ce31" style:family="table-cell" style:parent-style-name="Excel_20_Built-in_20_Normal" style:data-style-name="N8100">
      <style:table-cell-properties fo:background-color="transparent"/>
      <style:map style:condition="cell-content()=&quot;d2&quot;" style:apply-style-name="ConditionalStyle_5f_23" style:base-cell-address="Items.A1"/>
      <style:map style:condition="cell-content()=&quot;d1&quot;" style:apply-style-name="ConditionalStyle_5f_22" style:base-cell-address="Items.A1"/>
      <style:map style:condition="cell-content()=&quot;d0&quot;" style:apply-style-name="ConditionalStyle_5f_21" style:base-cell-address="Items.A1"/>
      <style:map style:condition="cell-content()=&quot;a2&quot;" style:apply-style-name="ConditionalStyle_5f_20" style:base-cell-address="Items.A1"/>
      <style:map style:condition="cell-content()=&quot;a1&quot;" style:apply-style-name="ConditionalStyle_5f_19" style:base-cell-address="Items.A1"/>
      <style:map style:condition="cell-content()=&quot;a0&quot;" style:apply-style-name="ConditionalStyle_5f_18" style:base-cell-address="Items.A1"/>
      <style:map style:condition="cell-content()=&quot;g1&quot;" style:apply-style-name="ConditionalStyle_5f_17" style:base-cell-address="Items.A1"/>
      <style:map style:condition="cell-content()=&quot;g0&quot;" style:apply-style-name="ConditionalStyle_5f_16" style:base-cell-address="Items.A1"/>
    </style:style>
    <style:style style:name="ce3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=&quot;d2&quot;" style:apply-style-name="ConditionalStyle_5f_8" style:base-cell-address="Items.A1"/>
      <style:map style:condition="cell-content()=&quot;d1&quot;" style:apply-style-name="ConditionalStyle_5f_7" style:base-cell-address="Items.A1"/>
      <style:map style:condition="cell-content()=&quot;d0&quot;" style:apply-style-name="ConditionalStyle_5f_6" style:base-cell-address="Items.A1"/>
      <style:map style:condition="cell-content()=&quot;a2&quot;" style:apply-style-name="ConditionalStyle_5f_5" style:base-cell-address="Items.A1"/>
      <style:map style:condition="cell-content()=&quot;a1&quot;" style:apply-style-name="ConditionalStyle_5f_4" style:base-cell-address="Items.A1"/>
      <style:map style:condition="cell-content()=&quot;a0&quot;" style:apply-style-name="ConditionalStyle_5f_3" style:base-cell-address="Items.A1"/>
      <style:map style:condition="cell-content()=&quot;g1&quot;" style:apply-style-name="ConditionalStyle_5f_2" style:base-cell-address="Items.A1"/>
      <style:map style:condition="cell-content()=&quot;g0&quot;" style:apply-style-name="ConditionalStyle_5f_1" style:base-cell-address="Items.A1"/>
    </style:style>
    <style:style style:name="ce3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=&quot;d2&quot;" style:apply-style-name="ConditionalStyle_5f_23" style:base-cell-address="Items.A1"/>
      <style:map style:condition="cell-content()=&quot;d1&quot;" style:apply-style-name="ConditionalStyle_5f_22" style:base-cell-address="Items.A1"/>
      <style:map style:condition="cell-content()=&quot;d0&quot;" style:apply-style-name="ConditionalStyle_5f_21" style:base-cell-address="Items.A1"/>
      <style:map style:condition="cell-content()=&quot;a2&quot;" style:apply-style-name="ConditionalStyle_5f_20" style:base-cell-address="Items.A1"/>
      <style:map style:condition="cell-content()=&quot;a1&quot;" style:apply-style-name="ConditionalStyle_5f_19" style:base-cell-address="Items.A1"/>
      <style:map style:condition="cell-content()=&quot;a0&quot;" style:apply-style-name="ConditionalStyle_5f_18" style:base-cell-address="Items.A1"/>
      <style:map style:condition="cell-content()=&quot;g1&quot;" style:apply-style-name="ConditionalStyle_5f_17" style:base-cell-address="Items.A1"/>
      <style:map style:condition="cell-content()=&quot;g0&quot;" style:apply-style-name="ConditionalStyle_5f_16" style:base-cell-address="Items.A1"/>
    </style:style>
    <style:style style:name="ce3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3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ce3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d1&quot;" style:apply-style-name="ConditionalStyle_5f_15" style:base-cell-address="Items.A1"/>
      <style:map style:condition="cell-content()=&quot;d0&quot;" style:apply-style-name="ConditionalStyle_5f_14" style:base-cell-address="Items.A1"/>
      <style:map style:condition="cell-content()=&quot;a2&quot;" style:apply-style-name="ConditionalStyle_5f_13" style:base-cell-address="Items.A1"/>
      <style:map style:condition="cell-content()=&quot;a1&quot;" style:apply-style-name="ConditionalStyle_5f_12" style:base-cell-address="Items.A1"/>
      <style:map style:condition="cell-content()=&quot;a0&quot;" style:apply-style-name="ConditionalStyle_5f_11" style:base-cell-address="Items.A1"/>
      <style:map style:condition="cell-content()=&quot;g1&quot;" style:apply-style-name="ConditionalStyle_5f_10" style:base-cell-address="Items.A1"/>
      <style:map style:condition="cell-content()=&quot;g0&quot;" style:apply-style-name="ConditionalStyle_5f_9" style:base-cell-address="Items.A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B$21:.$B$22])" table:allow-empty-cell="true" table:display-list="unsorted" table:base-cell-address="ZConfig.B1">
          <table:help-message table:display="true"/>
          <table:error-message table:message-type="stop" table:display="true"/>
        </table:content-validation>
      </table:content-validations>
      <table:table table:name="Item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16" table:default-cell-style-name="ce6"/>
        <table:table-column table:style-name="co16" table:default-cell-style-name="ce2"/>
        <table:table-column table:style-name="co17" table:number-columns-repeated="999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4" office:value-type="string">
            <text:p>unlocksAtLevel</text:p>
          </table:table-cell>
          <table:table-cell table:style-name="ce4" office:value-type="string">
            <text:p>timeRequiredInMins</text:p>
          </table:table-cell>
          <table:table-cell table:style-name="ce4" office:value-type="string">
            <text:p>XP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coinCost</text:p>
          </table:table-cell>
          <table:table-cell table:style-name="ce4" office:value-type="string">
            <text:p>gemCost</text:p>
          </table:table-cell>
          <table:table-cell table:style-name="ce4" office:value-type="string">
            <text:p>sourceID</text:p>
          </table:table-cell>
          <table:table-cell table:style-name="ce4" office:value-type="string">
            <text:p>noOfWatering</text:p>
          </table:table-cell>
          <table:table-cell table:style-name="ce4" office:value-type="string">
            <text:p>baseYieldMin</text:p>
          </table:table-cell>
          <table:table-cell table:style-name="ce4" office:value-type="string">
            <text:p>baseYieldMax</text:p>
          </table:table-cell>
          <table:table-cell table:style-name="ce4" office:value-type="string">
            <text:p>sellValueMin</text:p>
          </table:table-cell>
          <table:table-cell table:style-name="ce4" office:value-type="string">
            <text:p>sellValueMax</text:p>
          </table:table-cell>
          <table:table-cell table:style-name="ce1" office:value-type="string">
            <text:p>noOfFertilizer</text:p>
          </table:table-cell>
          <table:table-cell table:style-name="ce4" office:value-type="string">
            <text:p>needID1</text:p>
          </table:table-cell>
          <table:table-cell table:style-name="ce4" office:value-type="string">
            <text:p>needAmount1</text:p>
          </table:table-cell>
          <table:table-cell table:style-name="ce4" office:value-type="string">
            <text:p>needID2</text:p>
          </table:table-cell>
          <table:table-cell table:style-name="ce4" office:value-type="string">
            <text:p>needAmount2</text:p>
          </table:table-cell>
          <table:table-cell table:style-name="ce4" office:value-type="string">
            <text:p>needID3</text:p>
          </table:table-cell>
          <table:table-cell table:style-name="ce4" office:value-type="string">
            <text:p>needAmount3</text:p>
          </table:table-cell>
          <table:table-cell table:style-name="ce4" office:value-type="string">
            <text:p>needID4</text:p>
          </table:table-cell>
          <table:table-cell table:style-name="ce4" office:value-type="string">
            <text:p>needAmount4</text:p>
          </table:table-cell>
          <table:table-cell table:style-name="ce1" office:value-type="string">
            <text:p>slug</text:p>
          </table:table-cell>
          <table:table-cell table:style-name="ce1"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heat</text:p>
          </table:table-cell>
          <table:table-cell office:value-type="string">
            <text:p>Description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Crops</text:p>
          </table:table-cell>
          <table:table-cell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2]);&quot; &quot;;&quot;&quot;))" office:value-type="string" office:string-value="wheat">
            <text:p>wheat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 office:value-type="string">
            <text:p>Description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Products</text:p>
          </table:table-cell>
          <table:table-cell office:value-type="float" office:value="26">
            <text:p>26</text:p>
          </table:table-cell>
          <table:table-cell table:style-name="ce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5" office:value-type="float" office:value="31">
            <text:p>31</text:p>
          </table:table-cell>
          <table:table-cell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3]);&quot; &quot;;&quot;&quot;))" office:value-type="string" office:string-value="bread">
            <text:p>bread</text:p>
          </table:table-cell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rn</text:p>
          </table:table-cell>
          <table:table-cell office:value-type="string">
            <text:p>Descriptions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15">
            <text:p>0.15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Crops</text:p>
          </table:table-cell>
          <table:table-cell office:value-type="float" office:value="26">
            <text:p>26</text:p>
          </table:table-cell>
          <table:table-cell table:style-name="ce5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5"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4]);&quot; &quot;;&quot;&quot;))" office:value-type="string" office:string-value="corn">
            <text:p>corn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tter</text:p>
          </table:table-cell>
          <table:table-cell office:value-type="string">
            <text:p>Descriptions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.15">
            <text:p>0.15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Products</text:p>
          </table:table-cell>
          <table:table-cell office:value-type="float" office:value="27">
            <text:p>27</text:p>
          </table:table-cell>
          <table:table-cell table:style-name="ce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5]);&quot; &quot;;&quot;&quot;))" office:value-type="string" office:string-value="butter">
            <text:p>butter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en Cabbage</text:p>
          </table:table-cell>
          <table:table-cell office:value-type="string">
            <text:p>Descriptions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.15">
            <text:p>0.15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Crops</text:p>
          </table:table-cell>
          <table:table-cell office:value-type="float" office:value="28">
            <text:p>28</text:p>
          </table:table-cell>
          <table:table-cell table:style-name="ce5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table:style-name="ce5" office:value-type="float" office:value="61">
            <text:p>61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6]);&quot; &quot;;&quot;&quot;))" office:value-type="string" office:string-value="greencabbage">
            <text:p>greencabbage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d Cabbage</text:p>
          </table:table-cell>
          <table:table-cell office:value-type="string">
            <text:p>Descriptions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.15">
            <text:p>0.15</text:p>
          </table:table-cell>
          <table:table-cell table:style-name="ce5" office:value-type="float" office:value="65">
            <text:p>65</text:p>
          </table:table-cell>
          <table:table-cell table:style-name="ce5" office:value-type="string">
            <text:p>Crops</text:p>
          </table:table-cell>
          <table:table-cell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5" office:value-type="float" office:value="34">
            <text:p>34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7]);&quot; &quot;;&quot;&quot;))" office:value-type="string" office:string-value="redcabbage">
            <text:p>redcabbage</text:p>
          </table:table-cell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voy Cabbage</text:p>
          </table:table-cell>
          <table:table-cell office:value-type="string">
            <text:p>Description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.15">
            <text:p>1.15</text:p>
          </table:table-cell>
          <table:table-cell table:style-name="ce5" office:value-type="float" office:value="75">
            <text:p>75</text:p>
          </table:table-cell>
          <table:table-cell table:style-name="ce5" office:value-type="string">
            <text:p>Crops</text:p>
          </table:table-cell>
          <table:table-cell office:value-type="float" office:value="30">
            <text:p>30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5" office:value-type="float" office:value="35">
            <text:p>35</text:p>
          </table:table-cell>
          <table:table-cell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8]);&quot; &quot;;&quot;&quot;))" office:value-type="string" office:string-value="savoycabbage">
            <text:p>savoycabbage</text:p>
          </table:table-cell>
          <table:table-cell table:number-columns-repeated="99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termelon</text:p>
          </table:table-cell>
          <table:table-cell office:value-type="string">
            <text:p>Descriptions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.15">
            <text:p>2.15</text:p>
          </table:table-cell>
          <table:table-cell table:style-name="ce5" office:value-type="float" office:value="85">
            <text:p>85</text:p>
          </table:table-cell>
          <table:table-cell table:style-name="ce5" office:value-type="string">
            <text:p>Crops</text:p>
          </table:table-cell>
          <table:table-cell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5" office:value-type="float" office:value="36">
            <text:p>36</text:p>
          </table:table-cell>
          <table:table-cell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9]);&quot; &quot;;&quot;&quot;))" office:value-type="string" office:string-value="watermelon">
            <text:p>watermelon</text:p>
          </table:table-cell>
          <table:table-cell table:number-columns-repeated="99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rawberry</text:p>
          </table:table-cell>
          <table:table-cell office:value-type="string">
            <text:p>Descriptions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.15">
            <text:p>3.15</text:p>
          </table:table-cell>
          <table:table-cell table:style-name="ce5" office:value-type="float" office:value="95">
            <text:p>95</text:p>
          </table:table-cell>
          <table:table-cell table:style-name="ce5" office:value-type="string">
            <text:p>Crops</text:p>
          </table:table-cell>
          <table:table-cell office:value-type="float" office:value="32">
            <text:p>32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style-name="ce5"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10]);&quot; &quot;;&quot;&quot;))" office:value-type="string" office:string-value="strawberry">
            <text:p>strawberry</text:p>
          </table:table-cell>
          <table:table-cell table:number-columns-repeated="99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umpkin</text:p>
          </table:table-cell>
          <table:table-cell office:value-type="string">
            <text:p>Descriptions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105">
            <text:p>105</text:p>
          </table:table-cell>
          <table:table-cell table:style-name="ce5" office:value-type="string">
            <text:p>Crops</text:p>
          </table:table-cell>
          <table:table-cell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5" office:value-type="float" office:value="38">
            <text:p>38</text:p>
          </table:table-cell>
          <table:table-cell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11]);&quot; &quot;;&quot;&quot;))" office:value-type="string" office:string-value="pumpkin">
            <text:p>pumpkin</text:p>
          </table:table-cell>
          <table:table-cell table:number-columns-repeated="99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ili Pepper</text:p>
          </table:table-cell>
          <table:table-cell office:value-type="string">
            <text:p>Descriptions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5">
            <text:p>115</text:p>
          </table:table-cell>
          <table:table-cell table:style-name="ce5" office:value-type="string">
            <text:p>Crops</text:p>
          </table:table-cell>
          <table:table-cell office:value-type="float" office:value="34">
            <text:p>34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5" office:value-type="float" office:value="39">
            <text:p>39</text:p>
          </table:table-cell>
          <table:table-cell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12]);&quot; &quot;;&quot;&quot;))" office:value-type="string" office:string-value="chilipepper">
            <text:p>chilipepper</text:p>
          </table:table-cell>
          <table:table-cell table:number-columns-repeated="99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tato</text:p>
          </table:table-cell>
          <table:table-cell office:value-type="string">
            <text:p>Descriptions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25">
            <text:p>125</text:p>
          </table:table-cell>
          <table:table-cell table:style-name="ce5" office:value-type="string">
            <text:p>Crops</text:p>
          </table:table-cell>
          <table:table-cell office:value-type="float" office:value="35">
            <text:p>35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13]);&quot; &quot;;&quot;&quot;))" office:value-type="string" office:string-value="potato">
            <text:p>potato</text:p>
          </table:table-cell>
          <table:table-cell table:number-columns-repeated="99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mato</text:p>
          </table:table-cell>
          <table:table-cell office:value-type="string">
            <text:p>Description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35">
            <text:p>135</text:p>
          </table:table-cell>
          <table:table-cell table:style-name="ce5" office:value-type="string">
            <text:p>Crops</text:p>
          </table:table-cell>
          <table:table-cell office:value-type="float" office:value="36">
            <text:p>36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style-name="ce5" office:value-type="float" office:value="41">
            <text:p>41</text:p>
          </table:table-cell>
          <table:table-cell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14]);&quot; &quot;;&quot;&quot;))" office:value-type="string" office:string-value="tomato">
            <text:p>tomato</text:p>
          </table:table-cell>
          <table:table-cell table:number-columns-repeated="99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ass Thin</text:p>
          </table:table-cell>
          <table:table-cell office:value-type="string">
            <text:p>Description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45">
            <text:p>145</text:p>
          </table:table-cell>
          <table:table-cell table:style-name="ce5" office:value-type="string">
            <text:p>Grass</text:p>
          </table:table-cell>
          <table:table-cell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5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15]);&quot; &quot;;&quot;&quot;))" office:value-type="string" office:string-value="grassthin">
            <text:p>grassthin</text:p>
          </table:table-cell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ass Medium</text:p>
          </table:table-cell>
          <table:table-cell office:value-type="string">
            <text:p>Description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55">
            <text:p>155</text:p>
          </table:table-cell>
          <table:table-cell table:style-name="ce5" office:value-type="string">
            <text:p>Grass</text:p>
          </table:table-cell>
          <table:table-cell office:value-type="float" office:value="38">
            <text:p>38</text:p>
          </table:table-cell>
          <table:table-cell table:style-name="ce5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formula="of:=LOWER(SUBSTITUTE(TRIM([.B16]);&quot; &quot;;&quot;&quot;))" office:value-type="string" office:string-value="grassmedium">
            <text:p>grassmedium</text:p>
          </table:table-cell>
          <table:table-cell table:number-columns-repeated="99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ource" table:style-name="ta2" table:print="false">
        <office:forms form:automatic-focus="false" form:apply-design-mode="false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7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4" table:default-cell-style-name="Excel_20_Built-in_20_Normal"/>
        <table:table-column table:style-name="co23" table:default-cell-style-name="Excel_20_Built-in_20_Normal"/>
        <table:table-column table:style-name="co18" table:default-cell-style-name="Excel_20_Built-in_20_Normal"/>
        <table:table-column table:style-name="co24" table:number-columns-repeated="1015" table:default-cell-style-name="Excel_20_Built-in_20_Normal"/>
        <table:table-row table:style-name="ro1">
          <table:table-cell office:value-type="string">
            <text:p>sourceID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deployTime</text:p>
          </table:table-cell>
          <table:table-cell office:value-type="string">
            <text:p>slotsUnlocked</text:p>
          </table:table-cell>
          <table:table-cell office:value-type="string">
            <text:p>limit</text:p>
          </table:table-cell>
          <table:table-cell office:value-type="string">
            <text:p>slug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ield</text:p>
          </table:table-cell>
          <table:table-cell office:value-type="string">
            <text:p>grow crops</text:p>
          </table:table-cell>
          <table:table-cell office:value-type="string">
            <text:p>Crops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table:formula="of:=LOWER(SUBSTITUTE(TRIM([.B2]);&quot; &quot;;&quot;&quot;))" office:value-type="string" office:string-value="field">
            <text:p>field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assTile</text:p>
          </table:table-cell>
          <table:table-cell office:value-type="string">
            <text:p>grow grass</text:p>
          </table:table-cell>
          <table:table-cell office:value-type="string">
            <text:p>Grass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LOWER(SUBSTITUTE(TRIM([.B3]);&quot; &quot;;&quot;&quot;))" office:value-type="string" office:string-value="grasstile">
            <text:p>grasstil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kery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4]);&quot; &quot;;&quot;&quot;))" office:value-type="string" office:string-value="bakery">
            <text:p>baker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iry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50">
            <text:p>50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5]);&quot; &quot;;&quot;&quot;))" office:value-type="string" office:string-value="dairy">
            <text:p>dair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eedMill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6]);&quot; &quot;;&quot;&quot;))" office:value-type="string" office:string-value="feedmill">
            <text:p>feedmill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garMill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350">
            <text:p>350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7]);&quot; &quot;;&quot;&quot;))" office:value-type="string" office:string-value="sugarmill">
            <text:p>sugarmill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pcornPot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650">
            <text:p>650</text:p>
          </table:table-cell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8]);&quot; &quot;;&quot;&quot;))" office:value-type="string" office:string-value="popcornpot">
            <text:p>popcornpot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BQGrill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730">
            <text:p>730</text:p>
          </table:table-cell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9]);&quot; &quot;;&quot;&quot;))" office:value-type="string" office:string-value="bbqgrill">
            <text:p>bbqgrill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ieOven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2200">
            <text:p>2200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10]);&quot; &quot;;&quot;&quot;))" office:value-type="string" office:string-value="pieoven">
            <text:p>pieove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oom</text:p>
          </table:table-cell>
          <table:table-cell office:value-type="string">
            <text:p>Production buildings</text:p>
          </table:table-cell>
          <table:table-cell office:value-type="string">
            <text:p>Products</text:p>
          </table:table-cell>
          <table:table-cell office:value-type="float" office:value="3200">
            <text:p>3200</text:p>
          </table:table-cell>
          <table:table-cell office:value-type="float" office:value="1440">
            <text:p>14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LOWER(SUBSTITUTE(TRIM([.B11]);&quot; &quot;;&quot;&quot;))" office:value-type="string" office:string-value="loom">
            <text:p>loom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evelUp" table:style-name="ta3" table:print="false">
        <office:forms form:automatic-focus="false" form:apply-design-mode="false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24" table:number-columns-repeated="1016" table:default-cell-style-name="Excel_20_Built-in_20_Normal"/>
        <table:table-row table:style-name="ro1">
          <table:table-cell office:value-type="string">
            <text:p>levelID</text:p>
          </table:table-cell>
          <table:table-cell office:value-type="string">
            <text:p>XPforNextLevel</text:p>
          </table:table-cell>
          <table:table-cell table:style-name="ce8" office:value-type="string">
            <text:p>fieldRewardCount</text:p>
          </table:table-cell>
          <table:table-cell office:value-type="string">
            <text:p>itemUnlockID</text:p>
          </table:table-cell>
          <table:table-cell office:value-type="string">
            <text:p>buildingUnlockID</text:p>
          </table:table-cell>
          <table:table-cell office:value-type="string">
            <text:p>itemRewardCount</text:p>
          </table:table-cell>
          <table:table-cell table:style-name="ce8" office:value-type="string">
            <text:p>gemsRewardCount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7" table:formula="of:=[$ZConfig.G3]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float" office:value="50">
            <text:p>5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7" table:formula="of:=[$ZConfig.G6]" office:value-type="float" office:value="70">
            <text:p>7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7" table:formula="of:=[$ZConfig.G7]"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7" table:formula="of:=[$ZConfig.G8]" office:value-type="float" office:value="220">
            <text:p>22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7" table:formula="of:=[$ZConfig.G9]"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style-name="ce7" table:formula="of:=[$ZConfig.G10]" office:value-type="float" office:value="520">
            <text:p>52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7" table:formula="of:=[$ZConfig.G11]"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ce7" table:formula="of:=[$ZConfig.G12]" office:value-type="float" office:value="1000">
            <text:p>100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7" table:formula="of:=[$ZConfig.G13]" office:value-type="float" office:value="1340">
            <text:p>13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style-name="ce7" table:formula="of:=[$ZConfig.G14]" office:value-type="float" office:value="1730">
            <text:p>173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style-name="ce7" table:formula="of:=[$ZConfig.G15]" office:value-type="float" office:value="2200">
            <text:p>22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7" table:formula="of:=[$ZConfig.G16]" office:value-type="float" office:value="2750">
            <text:p>2750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style-name="ce7" table:formula="of:=[$ZConfig.G17]" office:value-type="float" office:value="3380">
            <text:p>3380</text:p>
          </table:table-cell>
          <table:table-cell office:value-type="float" office:value="2">
            <text:p>2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ce7" table:formula="of:=[$ZConfig.G18]" office:value-type="float" office:value="4100">
            <text:p>4100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7" table:formula="of:=[$ZConfig.G19]" office:value-type="float" office:value="4920">
            <text:p>4920</text:p>
          </table:table-cell>
          <table:table-cell office:value-type="float" office:value="2">
            <text:p>2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7" table:formula="of:=[$ZConfig.G20]" office:value-type="float" office:value="5840">
            <text:p>5840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style-name="ce7" table:formula="of:=[$ZConfig.G21]" office:value-type="float" office:value="6860">
            <text:p>6860</text:p>
          </table:table-cell>
          <table:table-cell office:value-type="float" office:value="2">
            <text:p>2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style-name="ce7" table:formula="of:=[$ZConfig.G22]" office:value-type="float" office:value="8000">
            <text:p>8000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style-name="ce7" table:formula="of:=[$ZConfig.G23]" office:value-type="float" office:value="9270">
            <text:p>9270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style-name="ce7" table:formula="of:=[$ZConfig.G24]" office:value-type="float" office:value="10650">
            <text:p>10650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style-name="ce7" table:formula="of:=[$ZConfig.G25]" office:value-type="float" office:value="12170">
            <text:p>12170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style-name="ce7" table:formula="of:=[$ZConfig.G26]" office:value-type="float" office:value="13830">
            <text:p>13830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style-name="ce7" table:formula="of:=[$ZConfig.G27]" office:value-type="float" office:value="15630">
            <text:p>15630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tems.$A$1" table:cell-range-address="$LevelUp.$A$1:.$G$26"/>
        </table:named-expressions>
      </table:table>
      <table:table table:name="ZConfig" table:style-name="ta4" table:print="false">
        <office:forms form:automatic-focus="false" form:apply-design-mode="false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number-columns-repeated="2" table:default-cell-style-name="ce10"/>
        <table:table-column table:style-name="co36" table:default-cell-style-name="ce20"/>
        <table:table-column table:style-name="co37" table:default-cell-style-name="ce10"/>
        <table:table-column table:style-name="co35" table:default-cell-style-name="ce10"/>
        <table:table-column table:style-name="co35" table:number-columns-repeated="2" table:default-cell-style-name="ce28"/>
        <table:table-column table:style-name="co5" table:default-cell-style-name="ce28"/>
        <table:table-column table:style-name="co35" table:number-columns-repeated="29" table:default-cell-style-name="ce28"/>
        <table:table-column table:style-name="co38" table:default-cell-style-name="ce28"/>
        <table:table-column table:style-name="co35" table:number-columns-repeated="983" table:default-cell-style-name="ce28"/>
        <table:table-row table:style-name="ro2">
          <table:table-cell table:style-name="ce9" office:value-type="string">
            <text:p>Output</text:p>
          </table:table-cell>
          <table:table-cell table:content-validation-name="val1" office:value-type="string">
            <text:p>C:\GitRepo\HarvestValley\Assets\Resources\CSVs</text:p>
          </table:table-cell>
          <table:table-cell table:style-name="ce14" office:value-type="string">
            <text:p>-</text:p>
          </table:table-cell>
          <table:table-cell table:style-name="ce14" table:number-columns-repeated="2"/>
          <table:table-cell table:style-name="ce17"/>
          <table:table-cell table:style-name="ce14" table:number-columns-repeated="2"/>
          <table:table-cell table:style-name="ce25" table:number-columns-repeated="14"/>
          <table:table-cell table:style-name="ce29" table:number-columns-repeated="8"/>
          <table:table-cell table:number-columns-repeated="9"/>
          <table:table-cell table:style-name="ce36"/>
          <table:table-cell table:style-name="ce38" office:value-type="string">
            <text:p>Ignore below rows contains random data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9" office:value-type="string">
            <text:p>exp value</text:p>
          </table:table-cell>
          <table:table-cell table:style-name="ce16" office:value-type="string">
            <text:p>Sr. No.</text:p>
          </table:table-cell>
          <table:table-cell table:style-name="ce18" office:value-type="string">
            <text:p>Value Output</text:p>
          </table:table-cell>
          <table:table-cell table:style-name="ce9" office:value-type="string">
            <text:p>Nearest 10</text:p>
          </table:table-cell>
          <table:table-cell table:style-name="ce13"/>
          <table:table-cell table:style-name="ce26" office:value-type="string">
            <text:p>id</text:p>
          </table:table-cell>
          <table:table-cell table:style-name="ce26" office:value-type="string">
            <text:p>name</text:p>
          </table:table-cell>
          <table:table-cell table:style-name="ce26" office:value-type="string">
            <text:p>description</text:p>
          </table:table-cell>
          <table:table-cell table:style-name="ce32" office:value-type="string">
            <text:p>unlocksAtLevel</text:p>
          </table:table-cell>
          <table:table-cell table:style-name="ce32" office:value-type="string">
            <text:p>timeRequiredInMins</text:p>
          </table:table-cell>
          <table:table-cell table:style-name="ce32" office:value-type="string">
            <text:p>XP</text:p>
          </table:table-cell>
          <table:table-cell table:style-name="ce29" table:number-columns-repeated="16"/>
          <table:table-cell table:number-columns-repeated="9"/>
          <table:table-cell table:style-name="ce37"/>
          <table:table-cell table:style-name="ce13" office:value-type="string">
            <text:p>C:\Projects\TappyTown\Unity\Assets\Resources\LevelBlocks</text:p>
          </table:table-cell>
          <table:table-cell table:number-columns-repeated="983"/>
        </table:table-row>
        <table:table-row table:style-name="ro2">
          <table:table-cell table:style-name="ce11" office:value-type="string">
            <text:p>ItemSource</text:p>
          </table:table-cell>
          <table:table-cell table:style-name="ce13" office:value-type="string">
            <text:p>ItemType</text:p>
          </table:table-cell>
          <table:table-cell table:style-name="ce13"/>
          <table:table-cell table:style-name="ce9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8" table:formula="of:=[.E3]^[.$D$3]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2" office:value-type="string">
            <text:p>Hayday</text:p>
          </table:table-cell>
          <table:table-cell table:style-name="ce26" office:value-type="float" office:value="0">
            <text:p>0</text:p>
          </table:table-cell>
          <table:table-cell table:style-name="ce30" office:value-type="string">
            <text:p>Wheat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1" office:value-type="string">
            <text:p>AppleTree</text:p>
          </table:table-cell>
          <table:table-cell table:style-name="ce13" office:value-type="string">
            <text:p>AnimalGoods</text:p>
          </table:table-cell>
          <table:table-cell table:style-name="ce13" table:number-columns-repeated="2"/>
          <table:table-cell table:style-name="ce16" office:value-type="float" office:value="2">
            <text:p>2</text:p>
          </table:table-cell>
          <table:table-cell table:style-name="ce18" table:formula="of:=[.E4]^[.$D$3]" office:value-type="float" office:value="8">
            <text:p>8</text:p>
          </table:table-cell>
          <table:table-cell table:style-name="ce21" table:formula="of:=ROUNDUP([.F4];-1)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Corn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1">
            <text:p>1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1" office:value-type="string">
            <text:p>Bakery</text:p>
          </table:table-cell>
          <table:table-cell table:style-name="ce13" office:value-type="string">
            <text:p>Crops</text:p>
          </table:table-cell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8" table:formula="of:=[.E5]^[.$D$3]" office:value-type="float" office:value="27">
            <text:p>27</text:p>
          </table:table-cell>
          <table:table-cell table:style-name="ce21" table:formula="of:=ROUNDUP([.F5];-1)" office:value-type="float" office:value="30">
            <text:p>30</text:p>
          </table:table-cell>
          <table:table-cell table:style-name="ce23" office:value-type="float" office:value="14">
            <text:p>14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Carrot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1" office:value-type="string">
            <text:p>BBQGrill</text:p>
          </table:table-cell>
          <table:table-cell table:style-name="ce13" office:value-type="string">
            <text:p>Products</text:p>
          </table:table-cell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8" table:formula="of:=[.E6]^[.$D$3]" office:value-type="float" office:value="64">
            <text:p>64</text:p>
          </table:table-cell>
          <table:table-cell table:style-name="ce21" table:formula="of:=ROUNDUP([.F6];-1)" office:value-type="float" office:value="70">
            <text:p>70</text:p>
          </table:table-cell>
          <table:table-cell table:style-name="ce23" office:value-type="float" office:value="30">
            <text:p>30</text:p>
          </table:table-cell>
          <table:table-cell table:style-name="ce26" office:value-type="float" office:value="3">
            <text:p>3</text:p>
          </table:table-cell>
          <table:table-cell table:style-name="ce30" office:value-type="string">
            <text:p>Soybean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2">
            <text:p>2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1" office:value-type="string">
            <text:p>BeehiveTree</text:p>
          </table:table-cell>
          <table:table-cell table:style-name="ce13" office:value-type="string">
            <text:p>Suppliers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style-name="ce18" table:formula="of:=[.E7]^[.$D$3]" office:value-type="float" office:value="125">
            <text:p>125</text:p>
          </table:table-cell>
          <table:table-cell table:style-name="ce21" table:formula="of:=ROUNDUP([.F7];-1)" office:value-type="float" office:value="130">
            <text:p>130</text:p>
          </table:table-cell>
          <table:table-cell table:style-name="ce23" office:value-type="float" office:value="50">
            <text:p>5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Sugarcane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3">
            <text:p>3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2" office:value-type="string">
            <text:p>BlackberryBush</text:p>
          </table:table-cell>
          <table:table-cell table:style-name="ce12" office:value-type="string">
            <text:p>Grass</text:p>
          </table:table-cell>
          <table:table-cell table:style-name="ce13"/>
          <table:table-cell table:style-name="ce15"/>
          <table:table-cell table:style-name="ce16" office:value-type="float" office:value="6">
            <text:p>6</text:p>
          </table:table-cell>
          <table:table-cell table:style-name="ce18" table:formula="of:=[.E8]^[.$D$3]" office:value-type="float" office:value="216">
            <text:p>216</text:p>
          </table:table-cell>
          <table:table-cell table:style-name="ce21" table:formula="of:=ROUNDUP([.F8];-1)" office:value-type="float" office:value="220">
            <text:p>220</text:p>
          </table:table-cell>
          <table:table-cell table:style-name="ce23" office:value-type="float" office:value="220">
            <text:p>220</text:p>
          </table:table-cell>
          <table:table-cell table:style-name="ce26" office:value-type="float" office:value="5">
            <text:p>5</text:p>
          </table:table-cell>
          <table:table-cell table:style-name="ce30" office:value-type="string">
            <text:p>Indigo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5">
            <text:p>5</text:p>
          </table:table-cell>
          <table:table-cell table:style-name="ce34" table:number-columns-repeated="16"/>
          <table:table-cell table:style-name="ce35" table:number-columns-repeated="994"/>
        </table:table-row>
        <table:table-row table:style-name="ro2">
          <table:table-cell office:value-type="string">
            <text:p>CacaoTree</text:p>
          </table:table-cell>
          <table:table-cell>
            <draw:frame table:end-cell-address="ZConfig.B15" table:end-x="1.9366in" table:end-y="0.011in" draw:z-index="0" draw:name="CommandButton1" draw:style-name="gr1" draw:text-style-name="P1" svg:width="1.8858in" svg:height="1.1429in" svg:x="0.0508in" svg:y="0.1051in">
              <draw:image xlink:href="Pictures/2000002E000012C900000B87492C4864.wmf" xlink:type="simple" xlink:show="embed" xlink:actuate="onLoad">
                <text:p/>
              </draw:image>
            </draw:frame>
          </table:table-cell>
          <table:table-cell table:style-name="ce13" table:number-columns-repeated="2"/>
          <table:table-cell table:style-name="ce16" office:value-type="float" office:value="7">
            <text:p>7</text:p>
          </table:table-cell>
          <table:table-cell table:style-name="ce18" table:formula="of:=[.E9]^[.$D$3]" office:value-type="float" office:value="343">
            <text:p>343</text:p>
          </table:table-cell>
          <table:table-cell table:style-name="ce21" table:formula="of:=ROUNDUP([.F9];-1)" office:value-type="float" office:value="350">
            <text:p>350</text:p>
          </table:table-cell>
          <table:table-cell table:style-name="ce24" office:value-type="float" office:value="370">
            <text:p>370</text:p>
          </table:table-cell>
          <table:table-cell table:style-name="ce26" office:value-type="float" office:value="6">
            <text:p>6</text:p>
          </table:table-cell>
          <table:table-cell table:style-name="ce30" office:value-type="string">
            <text:p>Pumpkin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6">
            <text:p>6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office:value-type="string">
            <text:p>CakeOven</text:p>
          </table:table-cell>
          <table:table-cell/>
          <table:table-cell table:style-name="ce13" table:number-columns-repeated="2"/>
          <table:table-cell table:style-name="ce16" office:value-type="float" office:value="8">
            <text:p>8</text:p>
          </table:table-cell>
          <table:table-cell table:style-name="ce18" table:formula="of:=[.E10]^[.$D$3]" office:value-type="float" office:value="512">
            <text:p>512</text:p>
          </table:table-cell>
          <table:table-cell table:style-name="ce21" table:formula="of:=ROUNDUP([.F10];-1)" office:value-type="float" office:value="520">
            <text:p>520</text:p>
          </table:table-cell>
          <table:table-cell table:style-name="ce23" office:value-type="float" office:value="490">
            <text:p>490</text:p>
          </table:table-cell>
          <table:table-cell table:style-name="ce26" office:value-type="float" office:value="7">
            <text:p>7</text:p>
          </table:table-cell>
          <table:table-cell table:style-name="ce30" office:value-type="string">
            <text:p>Cotton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6">
            <text:p>6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office:value-type="string">
            <text:p>CherryTree</text:p>
          </table:table-cell>
          <table:table-cell/>
          <table:table-cell table:style-name="ce13" table:number-columns-repeated="2"/>
          <table:table-cell table:style-name="ce16" office:value-type="float" office:value="9">
            <text:p>9</text:p>
          </table:table-cell>
          <table:table-cell table:style-name="ce18" table:formula="of:=[.E11]^[.$D$3]" office:value-type="float" office:value="729">
            <text:p>729</text:p>
          </table:table-cell>
          <table:table-cell table:style-name="ce21" table:formula="of:=ROUNDUP([.F11];-1)" office:value-type="float" office:value="730">
            <text:p>730</text:p>
          </table:table-cell>
          <table:table-cell table:style-name="ce23" office:value-type="float" office:value="790">
            <text:p>790</text:p>
          </table:table-cell>
          <table:table-cell table:style-name="ce26" office:value-type="float" office:value="8">
            <text:p>8</text:p>
          </table:table-cell>
          <table:table-cell table:style-name="ce30" office:value-type="string">
            <text:p>Chili Pepper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7">
            <text:p>7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office:value-type="string">
            <text:p>Chicken</text:p>
          </table:table-cell>
          <table:table-cell/>
          <table:table-cell table:style-name="ce13" table:number-columns-repeated="2"/>
          <table:table-cell table:style-name="ce16" office:value-type="float" office:value="10">
            <text:p>10</text:p>
          </table:table-cell>
          <table:table-cell table:style-name="ce18" table:formula="of:=[.E12]^[.$D$3]" office:value-type="float" office:value="1000">
            <text:p>1000</text:p>
          </table:table-cell>
          <table:table-cell table:style-name="ce21" table:formula="of:=ROUNDUP([.F12];-1)" office:value-type="float" office:value="1000">
            <text:p>1000</text:p>
          </table:table-cell>
          <table:table-cell table:style-name="ce23" office:value-type="float" office:value="960">
            <text:p>960</text:p>
          </table:table-cell>
          <table:table-cell table:style-name="ce26" office:value-type="float" office:value="9">
            <text:p>9</text:p>
          </table:table-cell>
          <table:table-cell table:style-name="ce30" office:value-type="string">
            <text:p>Potatoes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7">
            <text:p>7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1" office:value-type="string">
            <text:p>Cow</text:p>
          </table:table-cell>
          <table:table-cell table:style-name="ce13" table:number-columns-repeated="3"/>
          <table:table-cell table:style-name="ce16" office:value-type="float" office:value="11">
            <text:p>11</text:p>
          </table:table-cell>
          <table:table-cell table:style-name="ce18" table:formula="of:=[.E13]^[.$D$3]" office:value-type="float" office:value="1331">
            <text:p>1331</text:p>
          </table:table-cell>
          <table:table-cell table:style-name="ce21" table:formula="of:=ROUNDUP([.F13];-1)" office:value-type="float" office:value="1340">
            <text:p>1340</text:p>
          </table:table-cell>
          <table:table-cell table:style-name="ce23" office:value-type="float" office:value="1180">
            <text:p>1180</text:p>
          </table:table-cell>
          <table:table-cell table:style-name="ce26" office:value-type="float" office:value="10">
            <text:p>10</text:p>
          </table:table-cell>
          <table:table-cell table:style-name="ce30" office:value-type="string">
            <text:p>Tomato</text:p>
          </table:table-cell>
          <table:table-cell table:style-name="ce30" office:value-type="string">
            <text:p>Descriptions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0.1">
            <text:p>0.1</text:p>
          </table:table-cell>
          <table:table-cell table:style-name="ce32" office:value-type="float" office:value="8">
            <text:p>8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1" office:value-type="string">
            <text:p>Dairy</text:p>
          </table:table-cell>
          <table:table-cell table:style-name="ce13" table:number-columns-repeated="3"/>
          <table:table-cell table:style-name="ce16" office:value-type="float" office:value="12">
            <text:p>12</text:p>
          </table:table-cell>
          <table:table-cell table:style-name="ce18" table:formula="of:=[.E14]^[.$D$3]" office:value-type="float" office:value="1728">
            <text:p>1728</text:p>
          </table:table-cell>
          <table:table-cell table:style-name="ce21" table:formula="of:=ROUNDUP([.F14];-1)" office:value-type="float" office:value="1730">
            <text:p>1730</text:p>
          </table:table-cell>
          <table:table-cell table:style-name="ce23" office:value-type="float" office:value="1550">
            <text:p>1550</text:p>
          </table:table-cell>
          <table:table-cell table:style-name="ce27" office:value-type="float" office:value="11">
            <text:p>11</text:p>
          </table:table-cell>
          <table:table-cell table:style-name="ce31" office:value-type="string">
            <text:p>Strawberries</text:p>
          </table:table-cell>
          <table:table-cell table:style-name="ce31" office:value-type="string">
            <text:p>Descriptions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0">
            <text:p>10</text:p>
          </table:table-cell>
          <table:table-cell table:style-name="ce29" table:number-columns-repeated="16"/>
          <table:table-cell table:number-columns-repeated="994"/>
        </table:table-row>
        <table:table-row table:style-name="ro2">
          <table:table-cell table:style-name="ce11" office:value-type="string">
            <text:p>FeedMill</text:p>
          </table:table-cell>
          <table:table-cell table:style-name="ce13" table:number-columns-repeated="3"/>
          <table:table-cell table:style-name="ce16" office:value-type="float" office:value="13">
            <text:p>13</text:p>
          </table:table-cell>
          <table:table-cell table:style-name="ce18" table:formula="of:=[.E15]^[.$D$3]" office:value-type="float" office:value="2197">
            <text:p>2197</text:p>
          </table:table-cell>
          <table:table-cell table:style-name="ce21" table:formula="of:=ROUNDUP([.F15];-1)" office:value-type="float" office:value="2200">
            <text:p>2200</text:p>
          </table:table-cell>
          <table:table-cell table:style-name="ce23" office:value-type="float" office:value="1790">
            <text:p>179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Field</text:p>
          </table:table-cell>
          <table:table-cell table:style-name="ce13" table:number-columns-repeated="3"/>
          <table:table-cell table:style-name="ce16" office:value-type="float" office:value="14">
            <text:p>14</text:p>
          </table:table-cell>
          <table:table-cell table:style-name="ce18" table:formula="of:=[.E16]^[.$D$3]" office:value-type="float" office:value="2744">
            <text:p>2744</text:p>
          </table:table-cell>
          <table:table-cell table:style-name="ce21" table:formula="of:=ROUNDUP([.F16];-1)" office:value-type="float" office:value="2750">
            <text:p>2750</text:p>
          </table:table-cell>
          <table:table-cell table:style-name="ce23" office:value-type="float" office:value="2270">
            <text:p>227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Fish</text:p>
          </table:table-cell>
          <table:table-cell table:style-name="ce13" table:number-columns-repeated="3"/>
          <table:table-cell table:style-name="ce16" office:value-type="float" office:value="15">
            <text:p>15</text:p>
          </table:table-cell>
          <table:table-cell table:style-name="ce18" table:formula="of:=[.E17]^[.$D$3]" office:value-type="float" office:value="3375">
            <text:p>3375</text:p>
          </table:table-cell>
          <table:table-cell table:style-name="ce21" table:formula="of:=ROUNDUP([.F17];-1)" office:value-type="float" office:value="3380">
            <text:p>3380</text:p>
          </table:table-cell>
          <table:table-cell table:style-name="ce23" office:value-type="float" office:value="2880">
            <text:p>288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Goat</text:p>
          </table:table-cell>
          <table:table-cell table:style-name="ce13" table:number-columns-repeated="3"/>
          <table:table-cell table:style-name="ce16" office:value-type="float" office:value="16">
            <text:p>16</text:p>
          </table:table-cell>
          <table:table-cell table:style-name="ce18" table:formula="of:=[.E18]^[.$D$3]" office:value-type="float" office:value="4096">
            <text:p>4096</text:p>
          </table:table-cell>
          <table:table-cell table:style-name="ce21" table:formula="of:=ROUNDUP([.F18];-1)" office:value-type="float" office:value="4100">
            <text:p>4100</text:p>
          </table:table-cell>
          <table:table-cell table:style-name="ce23" office:value-type="float" office:value="3170">
            <text:p>317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office:value-type="string">
            <text:p>GrassTile</text:p>
          </table:table-cell>
          <table:table-cell table:style-name="ce13" table:number-columns-repeated="3"/>
          <table:table-cell table:style-name="ce16" office:value-type="float" office:value="17">
            <text:p>17</text:p>
          </table:table-cell>
          <table:table-cell table:style-name="ce18" table:formula="of:=[.E19]^[.$D$3]" office:value-type="float" office:value="4913">
            <text:p>4913</text:p>
          </table:table-cell>
          <table:table-cell table:style-name="ce21" table:formula="of:=ROUNDUP([.F19];-1)" office:value-type="float" office:value="4920">
            <text:p>4920</text:p>
          </table:table-cell>
          <table:table-cell table:style-name="ce23" office:value-type="float" office:value="4120">
            <text:p>412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HoneyExtractor</text:p>
          </table:table-cell>
          <table:table-cell table:style-name="ce13" table:number-columns-repeated="3"/>
          <table:table-cell table:style-name="ce16" office:value-type="float" office:value="18">
            <text:p>18</text:p>
          </table:table-cell>
          <table:table-cell table:style-name="ce18" table:formula="of:=[.E20]^[.$D$3]" office:value-type="float" office:value="5832">
            <text:p>5832</text:p>
          </table:table-cell>
          <table:table-cell table:style-name="ce21" table:formula="of:=ROUNDUP([.F20];-1)" office:value-type="float" office:value="5840">
            <text:p>5840</text:p>
          </table:table-cell>
          <table:table-cell table:style-name="ce23" office:value-type="float" office:value="4740">
            <text:p>474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IceCreamMaker</text:p>
          </table:table-cell>
          <table:table-cell office:value-type="string">
            <text:p>D:\UNITY\Projects\HarvestValley\Assets\Resources\CSVs</text:p>
          </table:table-cell>
          <table:table-cell table:style-name="ce13" table:number-columns-repeated="2"/>
          <table:table-cell table:style-name="ce16" office:value-type="float" office:value="19">
            <text:p>19</text:p>
          </table:table-cell>
          <table:table-cell table:style-name="ce18" table:formula="of:=[.E21]^[.$D$3]" office:value-type="float" office:value="6859">
            <text:p>6859</text:p>
          </table:table-cell>
          <table:table-cell table:style-name="ce21" table:formula="of:=ROUNDUP([.F21];-1)" office:value-type="float" office:value="6860">
            <text:p>6860</text:p>
          </table:table-cell>
          <table:table-cell table:style-name="ce23" office:value-type="float" office:value="5410">
            <text:p>541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JamMaker</text:p>
          </table:table-cell>
          <table:table-cell table:style-name="ce13" office:value-type="string">
            <text:p>C:\GitRepo\HarvestValley\Assets\Resources\CSVs</text:p>
          </table:table-cell>
          <table:table-cell table:style-name="ce13" table:number-columns-repeated="2"/>
          <table:table-cell table:style-name="ce16" office:value-type="float" office:value="20">
            <text:p>20</text:p>
          </table:table-cell>
          <table:table-cell table:style-name="ce18" table:formula="of:=[.E22]^[.$D$3]" office:value-type="float" office:value="8000">
            <text:p>8000</text:p>
          </table:table-cell>
          <table:table-cell table:style-name="ce21" table:formula="of:=ROUNDUP([.F22];-1)" office:value-type="float" office:value="8000">
            <text:p>8000</text:p>
          </table:table-cell>
          <table:table-cell table:style-name="ce23" office:value-type="float" office:value="6120">
            <text:p>612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Jeweler</text:p>
          </table:table-cell>
          <table:table-cell table:style-name="ce13" table:number-columns-repeated="3"/>
          <table:table-cell table:style-name="ce16" office:value-type="float" office:value="21">
            <text:p>21</text:p>
          </table:table-cell>
          <table:table-cell table:style-name="ce18" table:formula="of:=[.E23]^[.$D$3]" office:value-type="float" office:value="9261">
            <text:p>9261</text:p>
          </table:table-cell>
          <table:table-cell table:style-name="ce21" table:formula="of:=ROUNDUP([.F23];-1)" office:value-type="float" office:value="9270">
            <text:p>9270</text:p>
          </table:table-cell>
          <table:table-cell table:style-name="ce23" office:value-type="float" office:value="7750">
            <text:p>775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JuicePress</text:p>
          </table:table-cell>
          <table:table-cell table:style-name="ce13" table:number-columns-repeated="3"/>
          <table:table-cell table:style-name="ce16" office:value-type="float" office:value="22">
            <text:p>22</text:p>
          </table:table-cell>
          <table:table-cell table:style-name="ce18" table:formula="of:=[.E24]^[.$D$3]" office:value-type="float" office:value="10648">
            <text:p>10648</text:p>
          </table:table-cell>
          <table:table-cell table:style-name="ce21" table:formula="of:=ROUNDUP([.F24];-1)" office:value-type="float" office:value="10650">
            <text:p>10650</text:p>
          </table:table-cell>
          <table:table-cell table:style-name="ce23" office:value-type="float" office:value="9140">
            <text:p>914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Loom</text:p>
          </table:table-cell>
          <table:table-cell table:style-name="ce13" table:number-columns-repeated="3"/>
          <table:table-cell table:style-name="ce16" office:value-type="float" office:value="23">
            <text:p>23</text:p>
          </table:table-cell>
          <table:table-cell table:style-name="ce18" table:formula="of:=[.E25]^[.$D$3]" office:value-type="float" office:value="12167">
            <text:p>12167</text:p>
          </table:table-cell>
          <table:table-cell table:style-name="ce21" table:formula="of:=ROUNDUP([.F25];-1)" office:value-type="float" office:value="12170">
            <text:p>12170</text:p>
          </table:table-cell>
          <table:table-cell table:style-name="ce23" office:value-type="float" office:value="10630">
            <text:p>1063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LureWorkbench</text:p>
          </table:table-cell>
          <table:table-cell table:style-name="ce13" table:number-columns-repeated="3"/>
          <table:table-cell table:style-name="ce16" office:value-type="float" office:value="24">
            <text:p>24</text:p>
          </table:table-cell>
          <table:table-cell table:style-name="ce18" table:formula="of:=[.E26]^[.$D$3]" office:value-type="float" office:value="13824">
            <text:p>13824</text:p>
          </table:table-cell>
          <table:table-cell table:style-name="ce21" table:formula="of:=ROUNDUP([.F26];-1)" office:value-type="float" office:value="13830">
            <text:p>13830</text:p>
          </table:table-cell>
          <table:table-cell table:style-name="ce23" office:value-type="float" office:value="12200">
            <text:p>1220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Mine</text:p>
          </table:table-cell>
          <table:table-cell table:style-name="ce13" table:number-columns-repeated="3"/>
          <table:table-cell table:style-name="ce16" office:value-type="float" office:value="25">
            <text:p>25</text:p>
          </table:table-cell>
          <table:table-cell table:style-name="ce18" table:formula="of:=[.E27]^[.$D$3]" office:value-type="float" office:value="15625">
            <text:p>15625</text:p>
          </table:table-cell>
          <table:table-cell table:style-name="ce21" table:formula="of:=ROUNDUP([.F27];-1)" office:value-type="float" office:value="15630">
            <text:p>15630</text:p>
          </table:table-cell>
          <table:table-cell table:style-name="ce23" office:value-type="float" office:value="13700">
            <text:p>13700</text:p>
          </table:table-cell>
          <table:table-cell/>
          <table:table-cell table:style-name="ce29" table:number-columns-repeated="21"/>
          <table:table-cell table:number-columns-repeated="994"/>
        </table:table-row>
        <table:table-row table:style-name="ro2">
          <table:table-cell table:style-name="ce11" office:value-type="string">
            <text:p>NetMaker</text:p>
          </table:table-cell>
          <table:table-cell table:style-name="ce13" table:number-columns-repeated="3"/>
          <table:table-cell table:style-name="ce16"/>
          <table:table-cell table:style-name="ce18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PieOven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Pig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PopcornPot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RaspberryBush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SewingMachine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Sheep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Smelter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"/>
          <table:table-cell table:style-name="ce8"/>
          <table:table-cell table:style-name="ce29" table:number-columns-repeated="19"/>
          <table:table-cell table:number-columns-repeated="994"/>
        </table:table-row>
        <table:table-row table:style-name="ro2">
          <table:table-cell table:style-name="ce11" office:value-type="string">
            <text:p>SugarMill</text:p>
          </table:table-cell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2"/>
          <table:table-cell table:number-columns-repeated="994"/>
        </table:table-row>
        <table:table-row table:style-name="ro1" table:number-rows-repeated="4">
          <table:table-cell table:style-name="ce11"/>
          <table:table-cell table:style-name="ce13" table:number-columns-repeated="4"/>
          <table:table-cell table:style-name="ce19"/>
          <table:table-cell table:style-name="ce13" table:number-columns-repeated="2"/>
          <table:table-cell table:style-name="ce29" table:number-columns-repeated="22"/>
          <table:table-cell table:number-columns-repeated="994"/>
        </table:table-row>
        <table:table-row table:style-name="ro1" table:number-rows-repeated="49">
          <table:table-cell table:style-name="ce13" table:number-columns-repeated="5"/>
          <table:table-cell table:style-name="ce19"/>
          <table:table-cell table:style-name="ce13" table:number-columns-repeated="2"/>
          <table:table-cell table:style-name="ce29" table:number-columns-repeated="22"/>
          <table:table-cell table:number-columns-repeated="994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LevelUp.A1:LevelUp.G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23" style:display-name="ConditionalStyle_23" style:family="table-cell" style:parent-style-name="Default">
      <style:table-cell-properties fo:background-color="#ffcc00"/>
    </style:style>
    <style:style style:name="ConditionalStyle_5f_22" style:display-name="ConditionalStyle_22" style:family="table-cell" style:parent-style-name="Default">
      <style:table-cell-properties fo:background-color="#ffcc00"/>
    </style:style>
    <style:style style:name="ConditionalStyle_5f_21" style:display-name="ConditionalStyle_21" style:family="table-cell" style:parent-style-name="Default">
      <style:table-cell-properties fo:background-color="#ffcc00"/>
    </style:style>
    <style:style style:name="ConditionalStyle_5f_20" style:display-name="ConditionalStyle_20" style:family="table-cell" style:parent-style-name="Default">
      <style:table-cell-properties fo:background-color="#3366ff"/>
    </style:style>
    <style:style style:name="ConditionalStyle_5f_19" style:display-name="ConditionalStyle_19" style:family="table-cell" style:parent-style-name="Default">
      <style:table-cell-properties fo:background-color="#993300"/>
    </style:style>
    <style:style style:name="ConditionalStyle_5f_18" style:display-name="ConditionalStyle_18" style:family="table-cell" style:parent-style-name="Default">
      <style:table-cell-properties fo:background-color="#ff99cc"/>
    </style:style>
    <style:style style:name="ConditionalStyle_5f_17" style:display-name="ConditionalStyle_17" style:family="table-cell" style:parent-style-name="Default">
      <style:table-cell-properties fo:background-color="#808080"/>
    </style:style>
    <style:style style:name="ConditionalStyle_5f_16" style:display-name="ConditionalStyle_16" style:family="table-cell" style:parent-style-name="Default">
      <style:table-cell-properties fo:background-color="#808080"/>
    </style:style>
    <style:style style:name="ConditionalStyle_5f_15" style:display-name="ConditionalStyle_15" style:family="table-cell" style:parent-style-name="Default">
      <style:table-cell-properties fo:background-color="#ffcc00"/>
    </style:style>
    <style:style style:name="ConditionalStyle_5f_14" style:display-name="ConditionalStyle_14" style:family="table-cell" style:parent-style-name="Default">
      <style:table-cell-properties fo:background-color="#ffcc00"/>
    </style:style>
    <style:style style:name="ConditionalStyle_5f_13" style:display-name="ConditionalStyle_13" style:family="table-cell" style:parent-style-name="Default">
      <style:table-cell-properties fo:background-color="#3366ff"/>
    </style:style>
    <style:style style:name="ConditionalStyle_5f_12" style:display-name="ConditionalStyle_12" style:family="table-cell" style:parent-style-name="Default">
      <style:table-cell-properties fo:background-color="#993300"/>
    </style:style>
    <style:style style:name="ConditionalStyle_5f_11" style:display-name="ConditionalStyle_11" style:family="table-cell" style:parent-style-name="Default">
      <style:table-cell-properties fo:background-color="#ff99cc"/>
    </style:style>
    <style:style style:name="ConditionalStyle_5f_10" style:display-name="ConditionalStyle_10" style:family="table-cell" style:parent-style-name="Default">
      <style:table-cell-properties fo:background-color="#808080"/>
    </style:style>
    <style:style style:name="ConditionalStyle_5f_9" style:display-name="ConditionalStyle_9" style:family="table-cell" style:parent-style-name="Default">
      <style:table-cell-properties fo:background-color="#808080"/>
    </style:style>
    <style:style style:name="ConditionalStyle_5f_8" style:display-name="ConditionalStyle_8" style:family="table-cell" style:parent-style-name="Default">
      <style:table-cell-properties fo:background-color="#ffcc00"/>
    </style:style>
    <style:style style:name="ConditionalStyle_5f_7" style:display-name="ConditionalStyle_7" style:family="table-cell" style:parent-style-name="Default">
      <style:table-cell-properties fo:background-color="#ffcc00"/>
    </style:style>
    <style:style style:name="ConditionalStyle_5f_6" style:display-name="ConditionalStyle_6" style:family="table-cell" style:parent-style-name="Default">
      <style:table-cell-properties fo:background-color="#ffcc00"/>
    </style:style>
    <style:style style:name="ConditionalStyle_5f_5" style:display-name="ConditionalStyle_5" style:family="table-cell" style:parent-style-name="Default">
      <style:table-cell-properties fo:background-color="#3366ff"/>
    </style:style>
    <style:style style:name="ConditionalStyle_5f_4" style:display-name="ConditionalStyle_4" style:family="table-cell" style:parent-style-name="Default">
      <style:table-cell-properties fo:background-color="#993300"/>
    </style:style>
    <style:style style:name="ConditionalStyle_5f_3" style:display-name="ConditionalStyle_3" style:family="table-cell" style:parent-style-name="Default">
      <style:table-cell-properties fo:background-color="#ff99cc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3/14/2018</text:date>, <text:time>00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Up" style:display-name="PageStyle_Level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Config" style:display-name="PageStyle_ZConfi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00:26:23.95</dc:date>
    <meta:document-statistic meta:table-count="4" meta:cell-count="911" meta:object-count="1"/>
    <meta:generator>OpenOffice/4.1.5$Win32 OpenOffice.org_project/415m1$Build-9789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Sub Module1
Rem Sub SaveAllSheetsAsCSV()
Rem On Error GoTo Heaven
Rem ' each sheet reference
Rem Dim Sheet As Worksheet
Rem ' path to output to
Rem Dim OutputPath As String
Rem ' name of each csv
Rem Dim OutputFile As String
Rem 
Rem Application.ScreenUpdating = False
Rem Application.DisplayAlerts = False
Rem Application.EnableEvents = False
Rem 'Call SheetNames
Rem ' ask the user where to save
Rem OutputPath = ThisWorkbook.Sheets("ZConfig").Range("B1")
Rem If OutputPath &lt;&gt; "" Then
Rem     ' save for each sheet
Rem     For Each Sheet In Sheets
Rem     If Sheet.Name &lt;&gt; "ZConfig" Then
Rem         OutputFile = OutputPath &amp; "\" &amp; Sheet.Name &amp; ".csv"
Rem         ' make a copy to create a new book with this sheet
Rem         ' otherwise you will always only get the first sheet
Rem         Sheet.Copy
Rem         ' this copy will now become active
Rem         ActiveWorkbook.SaveAs Filename:=OutputFile, FileFormat:=xlCSV, CreateBackup:=False
Rem         ActiveWorkbook.Close
Rem         End If
Rem     Next
Rem End If
Rem 
Rem Finally:
Rem Application.ScreenUpdating = True
Rem Application.DisplayAlerts = True
Rem Application.EnableEvents = True
Rem 
Rem Exit Sub
Rem 
Rem Heaven:
Rem MsgBox "Couldn't save all sheets to CSV." &amp; vbCrLf &amp; _
Rem         "Source: " &amp; Err.Source &amp; " " &amp; vbCrLf &amp; _
Rem         "Number: " &amp; Err.Number &amp; " " &amp; vbCrLf &amp; _
Rem         "Description: " &amp; Err.Description &amp; " " &amp; vbCrLf
Rem 
Rem GoTo Finally
Rem End Sub
Rem 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Rem Private Sub CommandButton1_Click()
Rem On Error GoTo Heaven
Rem ' each sheet reference
Rem Dim Sheet As Worksheet
Rem ' path to output to
Rem Dim OutputPath As String
Rem ' name of each csv
Rem Dim OutputFile As String
Rem 
Rem Application.ScreenUpdating = False
Rem Application.DisplayAlerts = False
Rem Application.EnableEvents = False
Rem 'Call SheetNames
Rem ' ask the user where to save
Rem OutputPath = ThisWorkbook.Sheets("ZConfig").Range("B1")
Rem If OutputPath &lt;&gt; "" Then
Rem     ' save for each sheet
Rem     For Each Sheet In Sheets
Rem     If Sheet.Name &lt;&gt; "ZConfig" Then
Rem         OutputFile = OutputPath &amp; "\" &amp; Sheet.Name &amp; ".csv"
Rem         ' make a copy to create a new book with this sheet
Rem         ' otherwise you will always only get the first sheet
Rem         Sheet.Copy
Rem         ' this copy will now become active
Rem         ActiveWorkbook.SaveAs Filename:=OutputFile, FileFormat:=xlCSV, CreateBackup:=False
Rem         ActiveWorkbook.Close
Rem         End If
Rem     Next
Rem End If
Rem 
Rem Finally:
Rem Application.ScreenUpdating = True
Rem Application.DisplayAlerts = True
Rem Application.EnableEvents = True
Rem 
Rem Exit Sub
Rem 
Rem Heaven:
Rem MsgBox "Couldn't save all sheets to CSV." &amp; vbCrLf &amp; _
Rem         "Source: " &amp; Err.Source &amp; " " &amp; vbCrLf &amp; _
Rem         "Number: " &amp; Err.Number &amp; " " &amp; vbCrLf &amp; _
Rem         "Description: " &amp; Err.Description &amp; " " &amp; vbCrLf
Rem 
Rem GoTo Finally
Rem End Sub
End Sub
</script:module>
</file>

<file path=Basic/Standard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Sub Sheet17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Sheet17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